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style:style>
    <style:style style:name="P2" style:family="paragraph" style:parent-style-name="Subtitle">
      <style:paragraph-properties fo:line-height="200%"/>
      <style:text-properties style:font-name="Times New Roman"/>
    </style:style>
    <style:style style:name="P3" style:family="paragraph" style:parent-style-name="Heading_20_1">
      <style:paragraph-properties fo:line-height="200%"/>
      <style:text-properties style:font-name="Times New Roman"/>
    </style:style>
    <style:style style:name="P4" style:family="paragraph" style:parent-style-name="Text_20_body">
      <style:paragraph-properties fo:line-height="200%"/>
      <style:text-properties style:font-name="Times New Roman"/>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Text_20_body">
      <style:paragraph-properties fo:line-height="200%"/>
    </style:style>
    <style:style style:name="P7" style:family="paragraph" style:parent-style-name="Heading_20_1">
      <style:paragraph-properties fo:line-height="200%"/>
    </style:style>
    <style:style style:name="P8" style:family="paragraph" style:parent-style-name="Text_20_body">
      <style:paragraph-properties fo:line-height="200%"/>
      <style:text-properties style:font-name="Times New Roman" officeooo:paragraph-rsid="0129e001"/>
    </style:style>
    <style:style style:name="P9" style:family="paragraph" style:parent-style-name="Text_20_body">
      <style:paragraph-properties fo:line-height="200%"/>
      <style:text-properties style:font-name="Times New Roman" officeooo:paragraph-rsid="012cf3c1"/>
    </style:style>
    <style:style style:name="P10" style:family="paragraph" style:parent-style-name="Text_20_body">
      <style:paragraph-properties fo:margin-left="0.3937in" fo:margin-right="0in" fo:text-indent="-0.3937in" style:auto-text-indent="false"/>
      <style:text-properties style:font-name="Times New Roman"/>
    </style:style>
    <style:style style:name="P11" style:family="paragraph" style:parent-style-name="Text_20_body">
      <style:paragraph-properties fo:line-height="200%"/>
      <style:text-properties officeooo:rsid="012cf3c1" officeooo:paragraph-rsid="012cf3c1"/>
    </style:style>
    <style:style style:name="T1" style:family="text">
      <style:text-properties officeooo:rsid="001c8fee"/>
    </style:style>
    <style:style style:name="T2" style:family="text">
      <style:text-properties officeooo:rsid="002405fd"/>
    </style:style>
    <style:style style:name="T3" style:family="text">
      <style:text-properties officeooo:rsid="0024e324"/>
    </style:style>
    <style:style style:name="T4" style:family="text">
      <style:text-properties officeooo:rsid="00266bb4"/>
    </style:style>
    <style:style style:name="T5" style:family="text">
      <style:text-properties officeooo:rsid="002b25b6"/>
    </style:style>
    <style:style style:name="T6" style:family="text">
      <style:text-properties officeooo:rsid="00fbdc6d"/>
    </style:style>
    <style:style style:name="T7" style:family="text">
      <style:text-properties officeooo:rsid="00fbfd1c"/>
    </style:style>
    <style:style style:name="T8" style:family="text">
      <style:text-properties officeooo:rsid="00fbfbea"/>
    </style:style>
    <style:style style:name="T9" style:family="text">
      <style:text-properties officeooo:rsid="010229f2"/>
    </style:style>
    <style:style style:name="T10" style:family="text">
      <style:text-properties officeooo:rsid="0101b3e1"/>
    </style:style>
    <style:style style:name="T11" style:family="text">
      <style:text-properties officeooo:rsid="007aba22"/>
    </style:style>
    <style:style style:name="T12" style:family="text">
      <style:text-properties officeooo:rsid="0101fa65"/>
    </style:style>
    <style:style style:name="T13" style:family="text">
      <style:text-properties officeooo:rsid="007df3c9"/>
    </style:style>
    <style:style style:name="T14" style:family="text">
      <style:text-properties officeooo:rsid="007c17e4"/>
    </style:style>
    <style:style style:name="T15" style:family="text">
      <style:text-properties officeooo:rsid="007ed09f"/>
    </style:style>
    <style:style style:name="T16" style:family="text">
      <style:text-properties officeooo:rsid="00fde9bc"/>
    </style:style>
    <style:style style:name="T17" style:family="text">
      <style:text-properties officeooo:rsid="0105e9f4"/>
    </style:style>
    <style:style style:name="T18" style:family="text">
      <style:text-properties officeooo:rsid="010626ed"/>
    </style:style>
    <style:style style:name="T19" style:family="text">
      <style:text-properties officeooo:rsid="0103cdb2"/>
    </style:style>
    <style:style style:name="T20" style:family="text">
      <style:text-properties officeooo:rsid="00fd3d2a"/>
    </style:style>
    <style:style style:name="T21" style:family="text">
      <style:text-properties officeooo:rsid="0080fd14"/>
    </style:style>
    <style:style style:name="T22" style:family="text">
      <style:text-properties officeooo:rsid="008256f4"/>
    </style:style>
    <style:style style:name="T23" style:family="text">
      <style:text-properties officeooo:rsid="00f9ebdf"/>
    </style:style>
    <style:style style:name="T24" style:family="text">
      <style:text-properties officeooo:rsid="00834e32"/>
    </style:style>
    <style:style style:name="T25" style:family="text">
      <style:text-properties officeooo:rsid="00ff1056"/>
    </style:style>
    <style:style style:name="T26" style:family="text">
      <style:text-properties officeooo:rsid="0129e001"/>
    </style:style>
    <style:style style:name="T27" style:family="text">
      <style:text-properties officeooo:rsid="002ee370"/>
    </style:style>
    <style:style style:name="T28" style:family="text">
      <style:text-properties officeooo:rsid="002fc28e"/>
    </style:style>
    <style:style style:name="T29" style:family="text">
      <style:text-properties officeooo:rsid="0030ff0f"/>
    </style:style>
    <style:style style:name="T30" style:family="text">
      <style:text-properties officeooo:rsid="003224e9"/>
    </style:style>
    <style:style style:name="T31" style:family="text">
      <style:text-properties officeooo:rsid="0032ad4a"/>
    </style:style>
    <style:style style:name="T32" style:family="text">
      <style:text-properties officeooo:rsid="003439ad"/>
    </style:style>
    <style:style style:name="T33" style:family="text">
      <style:text-properties officeooo:rsid="00360c5e"/>
    </style:style>
    <style:style style:name="T34" style:family="text">
      <style:text-properties officeooo:rsid="0037d941"/>
    </style:style>
    <style:style style:name="T35" style:family="text">
      <style:text-properties officeooo:rsid="0037ea3d"/>
    </style:style>
    <style:style style:name="T36" style:family="text">
      <style:text-properties officeooo:rsid="003860ae"/>
    </style:style>
    <style:style style:name="T37" style:family="text">
      <style:text-properties officeooo:rsid="0039b84b"/>
    </style:style>
    <style:style style:name="T38" style:family="text">
      <style:text-properties officeooo:rsid="003ac0a5"/>
    </style:style>
    <style:style style:name="T39" style:family="text">
      <style:text-properties officeooo:rsid="004596e8"/>
    </style:style>
    <style:style style:name="T40" style:family="text">
      <style:text-properties officeooo:rsid="0046673a"/>
    </style:style>
    <style:style style:name="T41" style:family="text">
      <style:text-properties officeooo:rsid="00470852"/>
    </style:style>
    <style:style style:name="T42" style:family="text">
      <style:text-properties officeooo:rsid="0047d0bf"/>
    </style:style>
    <style:style style:name="T43" style:family="text">
      <style:text-properties officeooo:rsid="004977e9"/>
    </style:style>
    <style:style style:name="T44" style:family="text">
      <style:text-properties officeooo:rsid="004af312"/>
    </style:style>
    <style:style style:name="T45" style:family="text">
      <style:text-properties officeooo:rsid="00456cc4"/>
    </style:style>
    <style:style style:name="T46" style:family="text">
      <style:text-properties officeooo:rsid="004d4960"/>
    </style:style>
    <style:style style:name="T47" style:family="text">
      <style:text-properties officeooo:rsid="0133da6c"/>
    </style:style>
    <style:style style:name="T48" style:family="text">
      <style:text-properties officeooo:rsid="003f1a79"/>
    </style:style>
    <style:style style:name="T49" style:family="text">
      <style:text-properties officeooo:rsid="003f8c7b"/>
    </style:style>
    <style:style style:name="T50" style:family="text">
      <style:text-properties officeooo:rsid="003fd836"/>
    </style:style>
    <style:style style:name="T51" style:family="text">
      <style:text-properties officeooo:rsid="00427816"/>
    </style:style>
    <style:style style:name="T52" style:family="text">
      <style:text-properties officeooo:rsid="003fd90b"/>
    </style:style>
    <style:style style:name="T53" style:family="text">
      <style:text-properties officeooo:rsid="00402e75"/>
    </style:style>
    <style:style style:name="T54" style:family="text">
      <style:text-properties officeooo:rsid="0040788b"/>
    </style:style>
    <style:style style:name="T55" style:family="text">
      <style:text-properties officeooo:rsid="0040de01"/>
    </style:style>
    <style:style style:name="T56" style:family="text">
      <style:text-properties officeooo:rsid="00415886"/>
    </style:style>
    <style:style style:name="T57" style:family="text">
      <style:text-properties officeooo:rsid="0042e858"/>
    </style:style>
    <style:style style:name="T58" style:family="text">
      <style:text-properties officeooo:rsid="0042c033"/>
    </style:style>
    <style:style style:name="T59" style:family="text">
      <style:text-properties officeooo:rsid="00443e5f"/>
    </style:style>
    <style:style style:name="T60" style:family="text">
      <style:text-properties officeooo:rsid="004e7e1f"/>
    </style:style>
    <style:style style:name="T61" style:family="text">
      <style:text-properties officeooo:rsid="004ea53e"/>
    </style:style>
    <style:style style:name="T62" style:family="text">
      <style:text-properties officeooo:rsid="004f3eb1"/>
    </style:style>
    <style:style style:name="T63" style:family="text">
      <style:text-properties officeooo:rsid="00512328"/>
    </style:style>
    <style:style style:name="T64" style:family="text">
      <style:text-properties officeooo:rsid="0051645a"/>
    </style:style>
    <style:style style:name="T65" style:family="text">
      <style:text-properties officeooo:rsid="005335d2"/>
    </style:style>
    <style:style style:name="T66" style:family="text">
      <style:text-properties officeooo:rsid="00533e85"/>
    </style:style>
    <style:style style:name="T67" style:family="text">
      <style:text-properties officeooo:rsid="00553699"/>
    </style:style>
    <style:style style:name="T68" style:family="text">
      <style:text-properties officeooo:rsid="005622f7"/>
    </style:style>
    <style:style style:name="T69" style:family="text">
      <style:text-properties officeooo:rsid="0057bbc2"/>
    </style:style>
    <style:style style:name="T70" style:family="text">
      <style:text-properties officeooo:rsid="00597d2f"/>
    </style:style>
    <style:style style:name="T71" style:family="text">
      <style:text-properties officeooo:rsid="0134b072"/>
    </style:style>
    <style:style style:name="T72" style:family="text">
      <style:text-properties officeooo:rsid="00876b89"/>
    </style:style>
    <style:style style:name="T73" style:family="text">
      <style:text-properties officeooo:rsid="00893699"/>
    </style:style>
    <style:style style:name="T74" style:family="text">
      <style:text-properties officeooo:rsid="0089e7e4"/>
    </style:style>
    <style:style style:name="T75" style:family="text">
      <style:text-properties officeooo:rsid="008a1191"/>
    </style:style>
    <style:style style:name="T76" style:family="text">
      <style:text-properties officeooo:rsid="014089a6"/>
    </style:style>
    <style:style style:name="T77" style:family="text">
      <style:text-properties officeooo:rsid="008a45cd"/>
    </style:style>
    <style:style style:name="T78" style:family="text">
      <style:text-properties officeooo:rsid="008c0201"/>
    </style:style>
    <style:style style:name="T79" style:family="text">
      <style:text-properties officeooo:rsid="005a9525"/>
    </style:style>
    <style:style style:name="T80" style:family="text">
      <style:text-properties officeooo:rsid="005b5ce0"/>
    </style:style>
    <style:style style:name="T81" style:family="text">
      <style:text-properties officeooo:rsid="005d3b92"/>
    </style:style>
    <style:style style:name="T82" style:family="text">
      <style:text-properties officeooo:rsid="005e42c8"/>
    </style:style>
    <style:style style:name="T83" style:family="text">
      <style:text-properties officeooo:rsid="01413360"/>
    </style:style>
    <style:style style:name="T84" style:family="text">
      <style:text-properties officeooo:rsid="014284c7"/>
    </style:style>
    <style:style style:name="T85" style:family="text">
      <style:text-properties officeooo:rsid="01438842"/>
    </style:style>
    <style:style style:name="T86" style:family="text">
      <style:text-properties officeooo:rsid="00695f1a"/>
    </style:style>
    <style:style style:name="T87" style:family="text">
      <style:text-properties officeooo:rsid="00699d08"/>
    </style:style>
    <style:style style:name="T88" style:family="text">
      <style:text-properties officeooo:rsid="006ab743"/>
    </style:style>
    <style:style style:name="T89" style:family="text">
      <style:text-properties officeooo:rsid="006ca3f6"/>
    </style:style>
    <style:style style:name="T90" style:family="text">
      <style:text-properties officeooo:rsid="006d6d0a"/>
    </style:style>
    <style:style style:name="T91" style:family="text">
      <style:text-properties officeooo:rsid="0144e42f"/>
    </style:style>
    <style:style style:name="T92" style:family="text">
      <style:text-properties officeooo:rsid="00701f5f"/>
    </style:style>
    <style:style style:name="T93" style:family="text">
      <style:text-properties officeooo:rsid="00711561"/>
    </style:style>
    <style:style style:name="T94" style:family="text">
      <style:text-properties officeooo:rsid="00715ca6"/>
    </style:style>
    <style:style style:name="T95" style:family="text">
      <style:text-properties officeooo:rsid="00724b24"/>
    </style:style>
    <style:style style:name="T96" style:family="text">
      <style:text-properties officeooo:rsid="0075a7ae"/>
    </style:style>
    <style:style style:name="T97" style:family="text">
      <style:text-properties officeooo:rsid="00743eb7"/>
    </style:style>
    <style:style style:name="T98" style:family="text">
      <style:text-properties officeooo:rsid="0077df8c"/>
    </style:style>
    <style:style style:name="T99" style:family="text">
      <style:text-properties officeooo:rsid="0146ba68"/>
    </style:style>
    <style:style style:name="T100" style:family="text">
      <style:text-properties officeooo:rsid="008c279f"/>
    </style:style>
    <style:style style:name="T101" style:family="text">
      <style:text-properties officeooo:rsid="008dcb1e"/>
    </style:style>
    <style:style style:name="T102" style:family="text">
      <style:text-properties officeooo:rsid="008de923"/>
    </style:style>
    <style:style style:name="T103" style:family="text">
      <style:text-properties officeooo:rsid="00933489"/>
    </style:style>
    <style:style style:name="T104" style:family="text">
      <style:text-properties officeooo:rsid="008f07de"/>
    </style:style>
    <style:style style:name="T105" style:family="text">
      <style:text-properties officeooo:rsid="009027e7"/>
    </style:style>
    <style:style style:name="T106" style:family="text">
      <style:text-properties officeooo:rsid="00917e84"/>
    </style:style>
    <style:style style:name="T107" style:family="text">
      <style:text-properties officeooo:rsid="009831ee"/>
    </style:style>
    <style:style style:name="T108" style:family="text">
      <style:text-properties officeooo:rsid="0099e43e"/>
    </style:style>
    <style:style style:name="T109" style:family="text">
      <style:text-properties officeooo:rsid="009a9b16"/>
    </style:style>
    <style:style style:name="T110" style:family="text">
      <style:text-properties officeooo:rsid="009d173e"/>
    </style:style>
    <style:style style:name="T111" style:family="text">
      <style:text-properties officeooo:rsid="009bec8c"/>
    </style:style>
    <style:style style:name="T112" style:family="text">
      <style:text-properties officeooo:rsid="009cd3ea"/>
    </style:style>
    <style:style style:name="T113" style:family="text">
      <style:text-properties officeooo:rsid="009dcea8"/>
    </style:style>
    <style:style style:name="T114" style:family="text">
      <style:text-properties officeooo:rsid="009f4e5f"/>
    </style:style>
    <style:style style:name="T115" style:family="text">
      <style:text-properties officeooo:rsid="00a139f0"/>
    </style:style>
    <style:style style:name="T116" style:family="text">
      <style:text-properties officeooo:rsid="00a3255d"/>
    </style:style>
    <style:style style:name="T117" style:family="text">
      <style:text-properties officeooo:rsid="00a3bc83"/>
    </style:style>
    <style:style style:name="T118" style:family="text">
      <style:text-properties officeooo:rsid="00a3c558"/>
    </style:style>
    <style:style style:name="T119" style:family="text">
      <style:text-properties officeooo:rsid="00a46687"/>
    </style:style>
    <style:style style:name="T120" style:family="text">
      <style:text-properties officeooo:rsid="00a59808"/>
    </style:style>
    <style:style style:name="T121" style:family="text">
      <style:text-properties officeooo:rsid="00a9f3de"/>
    </style:style>
    <style:style style:name="T122" style:family="text">
      <style:text-properties officeooo:rsid="00a77b5a"/>
    </style:style>
    <style:style style:name="T123" style:family="text">
      <style:text-properties officeooo:rsid="00a84565"/>
    </style:style>
    <style:style style:name="T124" style:family="text">
      <style:text-properties officeooo:rsid="00abe0a9"/>
    </style:style>
    <style:style style:name="T125" style:family="text">
      <style:text-properties officeooo:rsid="00ae4421"/>
    </style:style>
    <style:style style:name="T126" style:family="text">
      <style:text-properties officeooo:rsid="00b0b4a7"/>
    </style:style>
    <style:style style:name="T127" style:family="text">
      <style:text-properties officeooo:rsid="00aef5d1"/>
    </style:style>
    <style:style style:name="T128" style:family="text">
      <style:text-properties officeooo:rsid="00ad3d4f"/>
    </style:style>
    <style:style style:name="T129" style:family="text">
      <style:text-properties officeooo:rsid="00af8ee5"/>
    </style:style>
    <style:style style:name="T130" style:family="text">
      <style:text-properties officeooo:rsid="00b91844"/>
    </style:style>
    <style:style style:name="T131" style:family="text">
      <style:text-properties officeooo:rsid="00b9c09d"/>
    </style:style>
    <style:style style:name="T132" style:family="text">
      <style:text-properties officeooo:rsid="00bbe6df"/>
    </style:style>
    <style:style style:name="T133" style:family="text">
      <style:text-properties officeooo:rsid="00ba7517"/>
    </style:style>
    <style:style style:name="T134" style:family="text">
      <style:text-properties officeooo:rsid="00bdec8d"/>
    </style:style>
    <style:style style:name="T135" style:family="text">
      <style:text-properties officeooo:rsid="00be5d05"/>
    </style:style>
    <style:style style:name="T136" style:family="text">
      <style:text-properties officeooo:rsid="00be7cfb"/>
    </style:style>
    <style:style style:name="T137" style:family="text">
      <style:text-properties officeooo:rsid="00c0225b"/>
    </style:style>
    <style:style style:name="T138" style:family="text">
      <style:text-properties officeooo:rsid="00c1ba8d"/>
    </style:style>
    <style:style style:name="T139" style:family="text">
      <style:text-properties officeooo:rsid="00c20035"/>
    </style:style>
    <style:style style:name="T140" style:family="text">
      <style:text-properties officeooo:rsid="00c74846"/>
    </style:style>
    <style:style style:name="T141" style:family="text">
      <style:text-properties officeooo:rsid="00c93087"/>
    </style:style>
    <style:style style:name="T142" style:family="text">
      <style:text-properties officeooo:rsid="00c8b158"/>
    </style:style>
    <style:style style:name="T143" style:family="text">
      <style:text-properties officeooo:rsid="00f85c51"/>
    </style:style>
    <style:style style:name="T144" style:family="text">
      <style:text-properties officeooo:rsid="0138c00b"/>
    </style:style>
    <style:style style:name="T145" style:family="text">
      <style:text-properties officeooo:rsid="00c8dc55"/>
    </style:style>
    <style:style style:name="T146" style:family="text">
      <style:text-properties officeooo:rsid="00c95d74"/>
    </style:style>
    <style:style style:name="T147" style:family="text">
      <style:text-properties officeooo:rsid="00caee33"/>
    </style:style>
    <style:style style:name="T148" style:family="text">
      <style:text-properties officeooo:rsid="00d0a56c"/>
    </style:style>
    <style:style style:name="T149" style:family="text">
      <style:text-properties officeooo:rsid="00cf5dfd"/>
    </style:style>
    <style:style style:name="T150" style:family="text">
      <style:text-properties officeooo:rsid="00cbe32a"/>
    </style:style>
    <style:style style:name="T151" style:family="text">
      <style:text-properties officeooo:rsid="00cce45a"/>
    </style:style>
    <style:style style:name="T152" style:family="text">
      <style:text-properties officeooo:rsid="00d4112c"/>
    </style:style>
    <style:style style:name="T153" style:family="text">
      <style:text-properties officeooo:rsid="00ce4168"/>
    </style:style>
    <style:style style:name="T154" style:family="text">
      <style:text-properties officeooo:rsid="013dd283"/>
    </style:style>
    <style:style style:name="T155" style:family="text">
      <style:text-properties officeooo:rsid="00d6a9d7"/>
    </style:style>
    <style:style style:name="T156" style:family="text">
      <style:text-properties officeooo:rsid="00db6f1a"/>
    </style:style>
    <style:style style:name="T157" style:family="text">
      <style:text-properties officeooo:rsid="00d811dc"/>
    </style:style>
    <style:style style:name="T158" style:family="text">
      <style:text-properties officeooo:rsid="00dd34a3"/>
    </style:style>
    <style:style style:name="T159" style:family="text">
      <style:text-properties officeooo:rsid="00d844f3"/>
    </style:style>
    <style:style style:name="T160" style:family="text">
      <style:text-properties officeooo:rsid="00d9af22"/>
    </style:style>
    <style:style style:name="T161" style:family="text">
      <style:text-properties officeooo:rsid="00d9e8cd"/>
    </style:style>
    <style:style style:name="T162" style:family="text">
      <style:text-properties officeooo:rsid="00da7683"/>
    </style:style>
    <style:style style:name="T163" style:family="text">
      <style:text-properties officeooo:rsid="00df061a"/>
    </style:style>
    <style:style style:name="T164" style:family="text">
      <style:text-properties officeooo:rsid="013772b0"/>
    </style:style>
    <style:style style:name="T165" style:family="text">
      <style:text-properties officeooo:rsid="00e0f94b"/>
    </style:style>
    <style:style style:name="T166" style:family="text">
      <style:text-properties officeooo:rsid="00e25970"/>
    </style:style>
    <style:style style:name="T167" style:family="text">
      <style:text-properties officeooo:rsid="00e3c050"/>
    </style:style>
    <style:style style:name="T168" style:family="text">
      <style:text-properties officeooo:rsid="00e46b2e"/>
    </style:style>
    <style:style style:name="T169" style:family="text">
      <style:text-properties officeooo:rsid="00e5fbf3"/>
    </style:style>
    <style:style style:name="T170" style:family="text">
      <style:text-properties officeooo:rsid="00e99fd6"/>
    </style:style>
    <style:style style:name="T171" style:family="text">
      <style:text-properties officeooo:rsid="00e9ceba"/>
    </style:style>
    <style:style style:name="T172" style:family="text">
      <style:text-properties officeooo:rsid="00eaeefa"/>
    </style:style>
    <style:style style:name="T173" style:family="text">
      <style:text-properties officeooo:rsid="013c7926"/>
    </style:style>
    <style:style style:name="T174" style:family="text">
      <style:text-properties officeooo:rsid="013ebaa7"/>
    </style:style>
    <style:style style:name="T175" style:family="text">
      <style:text-properties officeooo:rsid="00ec3be3"/>
    </style:style>
    <style:style style:name="T176" style:family="text">
      <style:text-properties officeooo:rsid="00ed6cd4"/>
    </style:style>
    <style:style style:name="T177" style:family="text">
      <style:text-properties officeooo:rsid="00eeb242"/>
    </style:style>
    <style:style style:name="T178" style:family="text">
      <style:text-properties officeooo:rsid="00eee93e"/>
    </style:style>
    <style:style style:name="T179" style:family="text">
      <style:text-properties officeooo:rsid="00eff27d"/>
    </style:style>
    <style:style style:name="T180" style:family="text">
      <style:text-properties officeooo:rsid="00f191f9"/>
    </style:style>
    <style:style style:name="T181" style:family="text">
      <style:text-properties officeooo:rsid="00f33a06"/>
    </style:style>
    <style:style style:name="T182" style:family="text">
      <style:text-properties officeooo:rsid="00f4a4c8"/>
    </style:style>
    <style:style style:name="T183" style:family="text">
      <style:text-properties officeooo:rsid="00f5c970"/>
    </style:style>
    <style:style style:name="T184" style:family="text">
      <style:text-properties officeooo:rsid="00f72137"/>
    </style:style>
    <style:style style:name="T185" style:family="text">
      <style:text-properties officeooo:rsid="00f5d61c"/>
    </style:style>
    <style:style style:name="T186" style:family="text">
      <style:text-properties officeooo:rsid="00f8110c"/>
    </style:style>
    <style:style style:name="T187" style:family="text">
      <style:text-properties officeooo:rsid="01088f79"/>
    </style:style>
    <style:style style:name="T188" style:family="text">
      <style:text-properties officeooo:rsid="010a2214"/>
    </style:style>
    <style:style style:name="T189" style:family="text">
      <style:text-properties officeooo:rsid="010a7a81"/>
    </style:style>
    <style:style style:name="T190" style:family="text">
      <style:text-properties officeooo:rsid="010c4065"/>
    </style:style>
    <style:style style:name="T191" style:family="text">
      <style:text-properties officeooo:rsid="010d654b"/>
    </style:style>
    <style:style style:name="T192" style:family="text">
      <style:text-properties officeooo:rsid="01128f3e"/>
    </style:style>
    <style:style style:name="T193" style:family="text">
      <style:text-properties officeooo:rsid="0147c3c6"/>
    </style:style>
    <style:style style:name="T194" style:family="text">
      <style:text-properties officeooo:rsid="0113c3e4"/>
    </style:style>
    <style:style style:name="T195" style:family="text">
      <style:text-properties officeooo:rsid="011a41c4"/>
    </style:style>
    <style:style style:name="T196" style:family="text">
      <style:text-properties officeooo:rsid="0114fe09"/>
    </style:style>
    <style:style style:name="T197" style:family="text">
      <style:text-properties officeooo:rsid="014729d9"/>
    </style:style>
    <style:style style:name="T198" style:family="text">
      <style:text-properties officeooo:rsid="01208b4e"/>
    </style:style>
    <style:style style:name="T199" style:family="text">
      <style:text-properties officeooo:rsid="014b8cea"/>
    </style:style>
    <style:style style:name="T200" style:family="text">
      <style:text-properties officeooo:rsid="01498f21"/>
    </style:style>
    <style:style style:name="T201" style:family="text">
      <style:text-properties officeooo:rsid="0123e81d"/>
    </style:style>
    <style:style style:name="T202" style:family="text">
      <style:text-properties officeooo:rsid="0124736d"/>
    </style:style>
    <style:style style:name="T203" style:family="text">
      <style:text-properties officeooo:rsid="014b51f1"/>
    </style:style>
    <style:style style:name="T204" style:family="text">
      <style:text-properties officeooo:rsid="014cdecd"/>
    </style:style>
    <style:style style:name="T205" style:family="text">
      <style:text-properties officeooo:rsid="014da5c2"/>
    </style:style>
    <style:style style:name="T206" style:family="text">
      <style:text-properties officeooo:rsid="014da781"/>
    </style:style>
    <style:style style:name="T207" style:family="text">
      <style:text-properties officeooo:rsid="012ec96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ecurity, Trust, and Use of AI</text:p>
      <text:p text:style-name="P2">Alex Shah</text:p>
      <text:p text:style-name="P2">EN.695.741.81.SP25 Information Assurance Analysis</text:p>
      <text:p text:style-name="P2">Mod <text:span text:style-name="T1">7</text:span> Assignment</text:p>
      <text:p text:style-name="P2"><text:span text:style-name="T1">March 9</text:span>, 2025</text:p>
      <text:h text:style-name="P3" text:outline-level="1"/>
      <text:h text:style-name="P3" text:outline-level="1"/>
      <text:h text:style-name="P3" text:outline-level="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5"><text:a xlink:type="simple" xlink:href="#__RefHeading___Toc993_1669132731" text:style-name="Index_20_Link" text:visited-style-name="Index_20_Link">Introduction<text:tab/>2</text:a></text:p>
          <text:p text:style-name="P5"><text:a xlink:type="simple" xlink:href="#__RefHeading___Toc995_1669132731" text:style-name="Index_20_Link" text:visited-style-name="Index_20_Link">Safety<text:tab/>2</text:a></text:p>
          <text:p text:style-name="P5"><text:a xlink:type="simple" xlink:href="#__RefHeading___Toc997_1669132731" text:style-name="Index_20_Link" text:visited-style-name="Index_20_Link">Trust<text:tab/>3</text:a></text:p>
          <text:p text:style-name="P5"><text:a xlink:type="simple" xlink:href="#__RefHeading___Toc999_1669132731" text:style-name="Index_20_Link" text:visited-style-name="Index_20_Link">Cybersecurity<text:tab/>4</text:a></text:p>
          <text:p text:style-name="P5"><text:a xlink:type="simple" xlink:href="#__RefHeading___Toc1001_1669132731" text:style-name="Index_20_Link" text:visited-style-name="Index_20_Link">Privacy<text:tab/>4</text:a></text:p>
          <text:p text:style-name="P5"><text:a xlink:type="simple" xlink:href="#__RefHeading___Toc1003_1669132731" text:style-name="Index_20_Link" text:visited-style-name="Index_20_Link">ChatGPT<text:tab/>5</text:a></text:p>
          <text:p text:style-name="P5"><text:a xlink:type="simple" xlink:href="#__RefHeading___Toc1005_1669132731" text:style-name="Index_20_Link" text:visited-style-name="Index_20_Link">Conclusion<text:tab/>6</text:a></text:p>
          <text:p text:style-name="P5"><text:a xlink:type="simple" xlink:href="#__RefHeading___Toc594_1887487135" text:style-name="Index_20_Link" text:visited-style-name="Index_20_Link">References<text:tab/>6</text:a></text:p>
          <text:p text:style-name="P5"><text:a xlink:type="simple" xlink:href="#__RefHeading___Toc1007_1669132731" text:style-name="Index_20_Link" text:visited-style-name="Index_20_Link">Appendix<text:tab/>7</text:a></text:p>
        </text:index-body>
      </text:table-of-content>
      <text:p text:style-name="P6"/>
      <text:h text:style-name="P7" text:outline-level="1"><text:bookmark-start text:name="__RefHeading___Toc993_1669132731"/>Introduction<text:bookmark-end text:name="__RefHeading___Toc993_1669132731"/></text:h>
      <text:p text:style-name="P8"><text:span text:style-name="T2"><text:tab/>Machine Learning and Artificial Intelligence models like ChatGPT have seen widespread use in </text:span><text:span text:style-name="T3">industries like healthcare, finance, and logistics. </text:span><text:span text:style-name="T4">As AI becomes more commonplace, </text:span><text:span text:style-name="T5">questions about trust</text:span><text:span text:style-name="T6">ing </text:span><text:span text:style-name="T5">AI’</text:span><text:span text:style-name="T6">s</text:span><text:span text:style-name="T5"> decisions, as well as </text:span><text:span text:style-name="T7">ensuring </text:span><text:span text:style-name="T5">privacy and security </text:span><text:span text:style-name="T8">around</text:span><text:span text:style-name="T5"> AI systems are being asked more frequently. </text:span><text:span text:style-name="T9">Answering these questions </text:span><text:span text:style-name="T10">about </text:span><text:span text:style-name="T11">AI systems </text:span><text:span text:style-name="T12">will </text:span><text:span text:style-name="T13">depend on the level of</text:span><text:span text:style-name="T14"> </text:span><text:span text:style-name="T13">validation and </text:span><text:span text:style-name="T14">transparency </text:span><text:span text:style-name="T15">AI systems designers are able to integrate from the ground up </text:span><text:span text:style-name="T16">when</text:span><text:span text:style-name="T15"> </text:span><text:span text:style-name="T17">training</text:span><text:span text:style-name="T15"> a new model </text:span><text:span text:style-name="T17">from data sources </text:span><text:span text:style-name="T18">and performing inferences</text:span><text:span text:style-name="T15">. </text:span><text:span text:style-name="T19">And also u</text:span><text:span text:style-name="T20">s</text:span><text:span text:style-name="T21">er privacy and security </text:span><text:span text:style-name="T22">will </text:span><text:span text:style-name="T23">also </text:span><text:span text:style-name="T22">be an ongoing and continuous process in </text:span><text:span text:style-name="T6">an</text:span><text:span text:style-name="T22"> AI system’s lifecycle as </text:span><text:span text:style-name="T24">data is used to train model</text:span><text:span text:style-name="T25">s</text:span><text:span text:style-name="T24"> and refine </text:span><text:span text:style-name="T25">them </text:span><text:span text:style-name="T24">from user interaction.</text:span></text:p>
      <text:h text:style-name="P7" text:outline-level="1"><text:bookmark-start text:name="__RefHeading___Toc995_1669132731"/>Safet<text:span text:style-name="T26">y</text:span><text:bookmark-end text:name="__RefHeading___Toc995_1669132731"/></text:h>
      <text:p text:style-name="P8"><text:span text:style-name="T27"><text:tab/>Safety in AI systems </text:span><text:span text:style-name="T28">involves complex design decisions from the time the model is trained to the inference stage when models </text:span><text:span text:style-name="T29">may be used </text:span><text:span text:style-name="T28">to make </text:span><text:span text:style-name="T29">decisions. </text:span><text:span text:style-name="T30">In the current generation of </text:span><text:span text:style-name="T31">models, a large amount of high quality data is required to produce </text:span><text:span text:style-name="T32">useful models. </text:span><text:span text:style-name="T33">A data set used to train an AI system could contain inaccuracies or bias that effect the results and performance of the trained model. </text:span><text:soft-page-break/><text:span text:style-name="T34">For AI to behave safely, human designers need to examine the data sources the model is trained on for these biases and inaccuracies in order to ensure that in use the model doesn’t </text:span><text:span text:style-name="T35">instill bias in the predictions and decisions it leads humans to. </text:span><text:span text:style-name="T36">For example, AI and ML models are increasingly being used in deciding loans </text:span><text:span text:style-name="T37">in financial sectors where bias could </text:span><text:span text:style-name="T38">affect real people’s lives. </text:span><text:span text:style-name="T39">Data is often gathered from individuals to train a model, and personal information can become embedded in the weights </text:span><text:span text:style-name="T40">these models build up. </text:span><text:span text:style-name="T41">T</text:span><text:span text:style-name="T40">hrough </text:span><text:span text:style-name="T41">continuous learning implementations real user </text:span><text:span text:style-name="T42">interactions</text:span><text:span text:style-name="T41"> </text:span><text:span text:style-name="T42">are </text:span><text:span text:style-name="T41">used to train the model further, </text:span><text:span text:style-name="T43">which can embed </text:span><text:span text:style-name="T44">sensitive </text:span><text:span text:style-name="T43">information</text:span><text:span text:style-name="T41">. </text:span><text:span text:style-name="T45">Srinivas for ManageEngine </text:span><text:span text:style-name="T46">states</text:span><text:span text:style-name="T45"> that </text:span><text:span text:style-name="T1">“The technology requires large amounts of data to work effectively, which can lead to privacy concerns. The more data you feed into the algorithm, the more accurate and personalized the content it generates becomes. However, this also means that personal data is being used, which can be a cause for concern.” </text:span><text:span text:style-name="T47">(Srinivas, 2024).</text:span><text:span text:style-name="T1"> </text:span><text:span text:style-name="T48">AI is also being used in weapons and defense systems. </text:span><text:span text:style-name="T49">AI and ML predictions </text:span><text:span text:style-name="T50">have come a long way and in some cases are a leap over existing systems for some tasks, but </text:span><text:span text:style-name="T51">they </text:span><text:span text:style-name="T50">still </text:span><text:span text:style-name="T52">have the potential to </text:span><text:span text:style-name="T53">deliver false positives and negatives </text:span><text:span text:style-name="T54">in critical systems that could be </text:span><text:span text:style-name="T55">relied upon </text:span><text:span text:style-name="T56">for safety </text:span><text:span text:style-name="T57">and in </text:span><text:span text:style-name="T58">fast paced environments </text:span><text:span text:style-name="T59">where humans may not have the chance to verify the results</text:span><text:span text:style-name="T58">.</text:span></text:p>
      <text:h text:style-name="P7" text:outline-level="1"><text:bookmark-start text:name="__RefHeading___Toc997_1669132731"/>Trust<text:bookmark-end text:name="__RefHeading___Toc997_1669132731"/></text:h>
      <text:p text:style-name="P8"><text:span text:style-name="T60"><text:tab/>AI as a “black box” system is closed off from </text:span><text:span text:style-name="T61">directly analyzing </text:span><text:span text:style-name="T62">what factors weighed in making a decision or generating an output. </text:span><text:span text:style-name="T63">For most casual users, the reasoning and activated neurons are not as important as the results that </text:span><text:span text:style-name="T64">the model provides. </text:span><text:span text:style-name="T65">However, with a closed system, there is a lack of transparency in the model for oversight and </text:span><text:span text:style-name="T66">for compliance and regulatory </text:span><text:span text:style-name="T67">reasons that </text:span><text:span text:style-name="T68">determine the model’s safety and </text:span><text:span text:style-name="T69">reliability. <text:s/></text:span><text:span text:style-name="T1">“For a long time, making the code open source was seen as a way of transparency in software, but for very complex systems such as autonomous systems, </text:span><text:soft-page-break/><text:span text:style-name="T1">opening up the source code may not even be enough to know how the system works” </text:span><text:span text:style-name="T70">(Such, </text:span><text:span text:style-name="T71">2017, p. </text:span><text:span text:style-name="T70">4). </text:span><text:span text:style-name="T72">Looking into the way the model was trained, the data that it was trained on, and gathering as much contextual</text:span><text:span text:style-name="T73"> </text:span><text:span text:style-name="T74">information as possible, </text:span><text:span text:style-name="T75">we </text:span><text:span text:style-name="T76">have not been </text:span><text:span text:style-name="T75">able to </text:span><text:span text:style-name="T77">look inside the inner functioning of these AI models, </text:span><text:span text:style-name="T78">making them inherently untrustworthy. </text:span><text:span text:style-name="T76">Securing AI systems is a critical step in using them safely, and model transparency is necessary to start trusting them and using them effectively.</text:span></text:p>
      <text:h text:style-name="P7" text:outline-level="1"><text:bookmark-start text:name="__RefHeading___Toc999_1669132731"/>Cybersecurity<text:bookmark-end text:name="__RefHeading___Toc999_1669132731"/></text:h>
      <text:p text:style-name="P8"><text:span text:style-name="T79"><text:tab/></text:span><text:span text:style-name="T76">Despite the drawbacks, </text:span><text:span text:style-name="T79">AI systems can be used </text:span><text:span text:style-name="T76">effectively </text:span><text:span text:style-name="T79">to enhance existing cybersecurity </text:span><text:span text:style-name="T80">frameworks such as </text:span><text:span text:style-name="T81">reducing the false positive rate in some detection engines for malware and vulnerability testing. </text:span><text:span text:style-name="T82">However, the systems themselves are vulnerable to attack, sometimes in novel or difficult to detect ways. </text:span><text:span text:style-name="T83">For example, one of the biggest risks is data poisoning where attackers can manipulate training data to alter the model’s behavior. </text:span><text:span text:style-name="T84">(Cloudflare, 2025). </text:span><text:span text:style-name="T85">There are mitigations to these threats through the use of adversarial training to help a model become resistant to malicious inputs, and stricter validation and monitoring of training. </text:span><text:span text:style-name="T86">While there are many existing security and infrastructure related </text:span><text:span text:style-name="T87">cybersecurity guidances and frameworks such as NIST, Cloud Security Alliance, and regulatory/compliance requirements like HIPAA, </text:span><text:span text:style-name="T88">the software, design, and use of these models can </text:span><text:span text:style-name="T89">still be tain</text:span><text:span text:style-name="T90">ted while maintaining </text:span><text:span text:style-name="T91">compliance</text:span><text:span text:style-name="T92">. </text:span><text:span text:style-name="T93">It is very difficult to detect a tainted model </text:span><text:span text:style-name="T94">from the inference stages, </text:span><text:span text:style-name="T95">and operational practices </text:span><text:span text:style-name="T96">after training </text:span><text:span text:style-name="T95">won’t be able to </text:span><text:span text:style-name="T97">prevent </text:span><text:span text:style-name="T98">a model </text:span><text:span text:style-name="T99">being</text:span><text:span text:style-name="T98"> trained on </text:span><text:span text:style-name="T99">manipulated</text:span><text:span text:style-name="T98"> data. </text:span></text:p>
      <text:h text:style-name="P7" text:outline-level="1"><text:bookmark-start text:name="__RefHeading___Toc1001_1669132731"/>Privacy<text:bookmark-end text:name="__RefHeading___Toc1001_1669132731"/></text:h>
      <text:p text:style-name="P8"><text:span text:style-name="T100"><text:tab/>AI algorithms themselves </text:span><text:span text:style-name="T101">do not ensure user privacy. </text:span><text:span text:style-name="T102">Rather i</text:span>t is up to those designing the systems, <text:span text:style-name="T103">who also collect and control </text:span>data <text:span text:style-name="T100">to ensure </text:span><text:span text:style-name="T104">that the system respects </text:span><text:span text:style-name="T105">principles </text:span><text:span text:style-name="T106">around privacy</text:span><text:span text:style-name="T100">. </text:span><text:soft-page-break/><text:span text:style-name="T107">Privacy by design is an important strategy to ensure user privacy in an autonomous system like an AI product. </text:span><text:span text:style-name="T108">The designers of the system would need to consider how data is gathered, inform users about what is collected, and aggregate or remove PII from the collected data. </text:span><text:span text:style-name="T109">In addition, </text:span><text:span text:style-name="T110">designers should </text:span><text:span text:style-name="T111">us</text:span><text:span text:style-name="T110">e </text:span><text:span text:style-name="T111">best practices and guidance f</text:span><text:span text:style-name="T112">rom </text:span><text:span text:style-name="T110">cybersecurity frameworks around securing data </text:span><text:span text:style-name="T113">in transit and at rest, enforcing access control, and using logging and auditing to prevent data tampering. </text:span><text:span text:style-name="T114">For the AI system itself, fair systems are an ongoing area of research including attempts to make AI systems behave fairly when weighing </text:span><text:span text:style-name="T115">decisions based on </text:span><text:span text:style-name="T114">personal data. </text:span><text:span text:style-name="T116">For example in Dwork et al, </text:span><text:span text:style-name="T117">the authors establish </text:span><text:span text:style-name="T118">a similarity metric </text:span><text:span text:style-name="T119">to determine how similar a pair of individuals are within the context of a </text:span><text:span text:style-name="T120">particular </text:span><text:span text:style-name="T119">classification task, </text:span><text:span text:style-name="T121">where the metric</text:span><text:span text:style-name="T122"> would be determined externally</text:span><text:span text:style-name="T119">. </text:span><text:span text:style-name="T123">These types of systems are practical in theory but rely on </text:span><text:span text:style-name="T124">manual</text:span><text:span text:style-name="T125">ly </text:span><text:span text:style-name="T126">described</text:span><text:span text:style-name="T127"> </text:span><text:span text:style-name="T128">metrics </text:span><text:span text:style-name="T129">that would be “agreed upon by society”. </text:span><text:span text:style-name="T130">It is unlikely that a regulatory body or civil rights organization </text:span><text:span text:style-name="T131">would be able to create a comprehensive list or a practical application of </text:span><text:span text:style-name="T132">such </text:span><text:span text:style-name="T133">a system. </text:span><text:span text:style-name="T134">This leaves it in the hands of </text:span><text:span text:style-name="T135">those designing the AI systems </text:span><text:span text:style-name="T136">to implement </text:span><text:span text:style-name="T137">good practices up front through the training and inferences stages </text:span><text:span text:style-name="T138">to align the models </text:span><text:span text:style-name="T139">to the best of their ability.</text:span></text:p>
      <text:h text:style-name="P7" text:outline-level="1"><text:bookmark-start text:name="__RefHeading___Toc1003_1669132731"/>ChatGPT<text:bookmark-end text:name="__RefHeading___Toc1003_1669132731"/></text:h>
      <text:p text:style-name="P8"><text:span text:style-name="T140"><text:tab/>ChatGPT circles the problems it is presented </text:span><text:span text:style-name="T141">with</text:span><text:span text:style-name="T140"> while refraining from diving deeper into </text:span><text:span text:style-name="T142">topics without the user’s guidance, </text:span><text:span text:style-name="T143">so I find the description fitting</text:span><text:span text:style-name="T142">. </text:span><text:span text:style-name="T144">I</text:span><text:span text:style-name="T145">t seems to </text:span><text:span text:style-name="T146">list several buzzwords or considerations in an attempt t</text:span><text:span text:style-name="T147">o view the topic from </text:span><text:span text:style-name="T148">a </text:span><text:span text:style-name="T147">cent</text:span><text:span text:style-name="T148">ral </text:span><text:span text:style-name="T147">or </text:span><text:span text:style-name="T149">neutral</text:span><text:span text:style-name="T150"> per</text:span><text:span text:style-name="T151">spective </text:span><text:span text:style-name="T152">while </text:span><text:span text:style-name="T153">present</text:span><text:span text:style-name="T152">ing </text:span><text:span text:style-name="T151">the information in an authoritative tone </text:span><text:span text:style-name="T154">that describes what “should” be done</text:span><text:span text:style-name="T151">. </text:span><text:span text:style-name="T155">So while it might </text:span><text:span text:style-name="T156">answer </text:span><text:span text:style-name="T157">a question </text:span><text:span text:style-name="T158">in a definitive way</text:span><text:span text:style-name="T159">, </text:span><text:span text:style-name="T160">the answer itself </text:span><text:span text:style-name="T161">attempts to be a non exhaustive list </text:span><text:span text:style-name="T162">of </text:span><text:span text:style-name="T163">possibilities. </text:span><text:span text:style-name="T164">F</text:span><text:span text:style-name="T165">urther prompting can </text:span><text:span text:style-name="T166">narrow down the answer or find more useful </text:span><text:span text:style-name="T167">or applicable </text:span><text:span text:style-name="T166">information. </text:span><text:span text:style-name="T168">For example, when asked about AI safety ChatGPT </text:span><text:span text:style-name="T169">gave a list of </text:span><text:span text:style-name="T170">ethical or broad </text:span><text:span text:style-name="T171">topics</text:span><text:span text:style-name="T172">. </text:span><text:span text:style-name="T173">It failed to provide </text:span><text:soft-page-break/><text:span text:style-name="T173">any specific methods or frameworks that could be used to achieve the goals. </text:span><text:span text:style-name="T174">In comparison, my answer to the question brought up areas where AI could not behave safely and provided examples and potential solutions.</text:span><text:span text:style-name="T172"> </text:span><text:span text:style-name="T175">However when asked about Cybersecurity in AI syste</text:span><text:span text:style-name="T176">ms, the model was at least able to provide some specific cybersecurity frameworks </text:span><text:span text:style-name="T177">around AI and compliance </text:span><text:span text:style-name="T178">such as naming ISO 27001</text:span><text:span text:style-name="T177">. </text:span><text:span text:style-name="T179">Without a human user to probe the concepts further, ChatGPT is willing to look at the surface of the water from all angles, whereas a human </text:span><text:span text:style-name="T180">researcher </text:span><text:span text:style-name="T179">is likely to dive in </text:span><text:span text:style-name="T181">quicker and more willingly find something </text:span><text:span text:style-name="T182">to examine closely </text:span><text:span text:style-name="T183">such as </text:span><text:span text:style-name="T184">finding</text:span><text:span text:style-name="T183"> sources, </text:span><text:span text:style-name="T184">looking at real implementations</text:span><text:span text:style-name="T183">, </text:span><text:span text:style-name="T185">and </text:span><text:span text:style-name="T186">mapping </text:span><text:span text:style-name="T185">related topics</text:span><text:span text:style-name="T179">.</text:span><text:span text:style-name="T177"> </text:span></text:p>
      <text:h text:style-name="P7" text:outline-level="1"><text:bookmark-start text:name="__RefHeading___Toc1005_1669132731"/>Conclusion<text:bookmark-end text:name="__RefHeading___Toc1005_1669132731"/></text:h>
      <text:p text:style-name="P8"><text:span text:style-name="T187"><text:tab/>Trust, safety, and security in AI systems will continue to be a challenge </text:span><text:span text:style-name="T188">as AI is adopted by more industries and </text:span><text:span text:style-name="T189">grows </text:span><text:span text:style-name="T190">in capabilit</text:span><text:span text:style-name="T191">y</text:span><text:span text:style-name="T188">. </text:span><text:span text:style-name="T192">AI can be used in critical applications, </text:span><text:span text:style-name="T193">and right now m</text:span><text:span text:style-name="T194">odels lack explainability and might contain bias </text:span><text:span text:style-name="T195">or misinformation </text:span><text:span text:style-name="T196">from the data it is trained on. </text:span><text:span text:style-name="T197">However with</text:span><text:span text:style-name="T198"> privacy by design principles, technical safeguards, </text:span><text:span text:style-name="T199">explainable research, </text:span><text:span text:style-name="T200">and update</text:span><text:span text:style-name="T199">d</text:span><text:span text:style-name="T200"> regulation and guidelines</text:span><text:span text:style-name="T201">, </text:span><text:span text:style-name="T202">AI </text:span><text:span text:style-name="T197">systems can become more trustworthy </text:span><text:span text:style-name="T203">and safe. </text:span><text:span text:style-name="T204">As AI systems make their way into more fields like healthcare </text:span><text:span text:style-name="T205">and </text:span><text:span text:style-name="T204">finance, </text:span><text:span text:style-name="T205">it is critical to address security, transparency, and fairness </text:span><text:span text:style-name="T206">concerns in the early days of AI</text:span><text:span text:style-name="T205">.</text:span></text:p>
      <text:h text:style-name="P7" text:outline-level="1"><text:bookmark-start text:name="__RefHeading___Toc594_1887487135"/>References<text:bookmark-end text:name="__RefHeading___Toc594_1887487135"/></text:h>
      <text:p text:style-name="P9"><text:span text:style-name="T207">Cloudflare. </text:span>(2025). What is AI data poisoning? Retrieved from <text:tab/>https://www.cloudflare.com/learning/ai/data-poisoning/ </text:p>
      <text:p text:style-name="P10">Dwork, C., Hardt, M., Pitassi, T., Reingold, O., &amp; Zemel, R. (2011). Fairness through awareness. Retrieved from https://arxiv.org/abs/1104.3913 </text:p>
      <text:p text:style-name="P10"><text:soft-page-break/>Srinivas, N. (2024). Ai’s privacy pandora’s box: The risks of oversharing with Generative AI. Retrieved from https://insights.manageengine.com/artificial-intelligence/risks-of-oversharing-with-generative-ai/ </text:p>
      <text:p text:style-name="P10">Such, J. (2017). Privacy and Autonomous Systems. Retrieved from https://www.ijcai.org/proceedings/2017/0663.pdf </text:p>
      <text:p text:style-name="P10">Vähäkainu, P. (2019). (PDF) Artificial Intelligence in the Cyber Security Environment Artificial Intelligence in the Cyber Security Environment. Retrieved from https://www.researchgate.net/publication/338223306_Artificial_intelligence_in_the_cyber_security_environment_Artificial_intelligence_in_the_cyber_security_environment </text:p>
      <text:h text:style-name="P7" text:outline-level="1"><text:bookmark-start text:name="__RefHeading___Toc1007_1669132731"/>Appendix<text:bookmark-end text:name="__RefHeading___Toc1007_1669132731"/></text:h>
      <text:p text:style-name="P11">ChatGPT output when asked questions 1 and 3:</text:p>
      <text:p text:style-name="P4">1. What Does It Mean for an AI System to Be Safe?</text:p>
      <text:p text:style-name="P4">An AI system is considered safe when it operates in a way that minimizes risks and unintended harm while maintaining reliability and fairness. AI safety involves several aspects, including:</text:p>
      <text:p text:style-name="P4"><text:s text:c="4"/>Robustness: The AI should function correctly even under uncertain or adversarial conditions.</text:p>
      <text:p text:style-name="P4"><text:s text:c="4"/>Fairness &amp; Bias Mitigation: The system should avoid discrimination and ensure equitable treatment for all users.</text:p>
      <text:p text:style-name="P4"><text:s text:c="4"/>Transparency &amp; Explainability: Users and regulators should be able to understand how AI makes decisions.</text:p>
      <text:p text:style-name="P4"><text:s text:c="4"/>Security: The system should be resilient against attacks, such as adversarial manipulation or data poisoning.</text:p>
      <text:p text:style-name="P4"><text:s text:c="4"/>Privacy Protection: AI should comply with privacy laws and ensure data is handled securely.</text:p>
      <text:p text:style-name="P4"><text:soft-page-break/><text:s text:c="4"/>Alignment with Human Values: AI should act in a way that aligns with human intentions and ethical guidelines.</text:p>
      <text:p text:style-name="P4">2. The Impact of Cybersecurity on AI Systems</text:p>
      <text:p text:style-name="P4">Cybersecurity plays a critical role in ensuring AI systems remain secure and trustworthy. Key impacts include:</text:p>
      <text:p text:style-name="P4"><text:s text:c="4"/>Protecting AI Training Data: Cybersecurity frameworks help prevent data poisoning, where attackers manipulate training data to influence AI behavior.</text:p>
      <text:p text:style-name="P4"><text:s text:c="4"/>Securing AI Models: Applying encryption and secure model storage can prevent adversaries from stealing or modifying AI models.</text:p>
      <text:p text:style-name="P4"><text:s text:c="4"/>Mitigating Adversarial Attacks: Techniques like adversarial training and anomaly detection help AI systems resist manipulation.</text:p>
      <text:p text:style-name="P4"><text:s text:c="4"/>Ensuring Compliance: Cybersecurity frameworks (e.g., NIST AI Risk Management Framework, ISO/IEC 27001) provide structured guidelines for securing AI systems.</text:p>
      <text:p text:style-name="P4"><text:s text:c="4"/>Resilience Against AI-Specific Threats: Security controls prevent threats such as model inversion (extracting sensitive data from AI models) and prompt injection attacks (manipulating AI outputs through input data).</text:p>
      <text:p text:style-name="P4">By integrating cybersecurity best practices, organizations can enhance the safety, reliability, and integrity of AI systems while reducing risks associated with malicious exploi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ecurity, Trust, and Use of AI<text:tab/><text:tab/><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9T18:02:02.525126000</meta:creation-date>
    <dc:date>2025-03-11T18:52:13.228610000</dc:date>
    <meta:editing-duration>PT3H13M57S</meta:editing-duration>
    <meta:editing-cycles>289</meta:editing-cycles>
    <meta:generator>LibreOffice/25.2.0.3$MacOSX_AARCH64 LibreOffice_project/e1cf4a87eb02d755bce1a01209907ea5ddc8f069</meta:generator>
    <meta:document-statistic meta:table-count="0" meta:image-count="0" meta:object-count="0" meta:page-count="8" meta:paragraph-count="54" meta:word-count="1780" meta:character-count="11700" meta:non-whitespace-character-count="9913"/>
  </office:meta>
</office:document-meta>
</file>